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29 Temmuz – 17 Eylül<text:line-break/>Yaz Stajı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ASAN ATAKAN BE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le</text:p>
              </text:list-item>
              <text:list-item>
                <text:p>Thermal Arr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BLE? 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ergy Waste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Topolog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il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create o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mmende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ftware → some</text:p>
              </text:list-item>
              <text:list-item>
                <text:p>Site to learn →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ssi Me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rmal Arra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27:55.398060406</meta:creation-date>
    <meta:generator>LibreOffice/4.2.8.2$Linux_X86_64 LibreOffice_project/420m0$Build-2</meta:generator>
    <dc:date>2019-09-16T17:58:33.572994817</dc:date>
    <meta:editing-duration>P0D</meta:editing-duration>
    <meta:editing-cycles>1</meta:editing-cycles>
    <meta:document-statistic meta:object-count="77"/>
  </office:meta>
</office:document-meta>
</file>